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101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4:23:03.740903684</dc:date>
    <meta:editing-duration>PT2M19S</meta:editing-duration>
    <meta:editing-cycles>1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44921270764475E-016">
                <text:p>-2.4492127076447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81906146713E-016">
                <text:p>3.67381906146713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42541528951E-016">
                <text:p>-4.8984254152895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